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Corps">
      <style:paragraph-properties fo:margin-top="0cm" fo:margin-bottom="0.247cm" style:contextual-spacing="false"/>
      <style:text-properties officeooo:paragraph-rsid="00052d10"/>
    </style:style>
    <style:style style:name="P2" style:family="paragraph" style:parent-style-name="Corps">
      <style:text-properties officeooo:paragraph-rsid="00052d10"/>
    </style:style>
    <style:style style:name="P3" style:family="paragraph" style:parent-style-name="Text_20_body">
      <style:paragraph-properties fo:margin-top="0cm" fo:margin-bottom="0.247cm" style:contextual-spacing="false"/>
      <style:text-properties officeooo:paragraph-rsid="00052d10"/>
    </style:style>
    <style:style style:name="P4" style:family="paragraph" style:parent-style-name="Text_20_body">
      <style:paragraph-properties fo:margin-top="0cm" fo:margin-bottom="0.247cm" style:contextual-spacing="false"/>
      <style:text-properties style:text-underline-style="solid" style:text-underline-width="auto" style:text-underline-color="font-color" fo:font-weight="bold" officeooo:paragraph-rsid="00052d10" style:font-weight-asian="bold" style:font-weight-complex="bold"/>
    </style:style>
    <style:style style:name="P5" style:family="paragraph" style:parent-style-name="Text_20_body">
      <style:paragraph-properties fo:margin-top="0cm" fo:margin-bottom="0.247cm" style:contextual-spacing="false"/>
      <style:text-properties fo:font-weight="normal" officeooo:paragraph-rsid="00052d10" style:font-weight-asian="normal" style:font-weight-complex="normal"/>
    </style:style>
    <style:style style:name="T1" style:family="text">
      <style:text-properties style:font-name="inherit"/>
    </style:style>
    <style:style style:name="T2" style:family="text">
      <style:text-properties style:font-name="inherit" fo:font-weight="normal" style:font-weight-asian="normal"/>
    </style:style>
    <style:style style:name="T3" style:family="text">
      <style:text-properties style:font-name="inherit" fo:font-weight="normal" officeooo:rsid="00052d10" style:font-weight-asian="normal"/>
    </style:style>
    <style:style style:name="T4" style:family="text">
      <style:text-properties style:font-name="inherit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inherit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inherit" fo:font-size="11pt" style:font-size-asian="11pt" style:font-size-complex="11pt"/>
    </style:style>
    <style:style style:name="T7" style:family="text">
      <style:text-properties style:font-name="inherit" fo:font-weight="bold" style:font-weight-asian="bold" style:font-weight-complex="bold"/>
    </style:style>
    <style:style style:name="T8" style:family="text">
      <style:text-properties style:font-name="inherit" fo:language="fr" fo:country="FR" fo:font-weight="normal" style:font-name-asian="Arial Unicode MS" style:font-weight-asian="normal" style:font-name-complex="Arial Unicode MS"/>
    </style:style>
    <style:style style:name="T9" style:family="text">
      <style:text-properties style:font-name="inherit" officeooo:rsid="00052d10"/>
    </style:style>
    <style:style style:name="T10" style:family="text">
      <style:text-properties fo:language="fr" fo:country="FR" style:font-name-asian="Arial Unicode MS" style:font-name-complex="Arial Unicode MS"/>
    </style:style>
    <style:style style:name="T11" style:family="text">
      <style:text-properties fo:language="fr" fo:country="FR" officeooo:rsid="00052d10" style:font-name-asian="Arial Unicode MS" style:font-name-complex="Arial Unicode MS"/>
    </style:style>
    <style:style style:name="T12" style:family="text">
      <style:text-properties fo:color="#000000" loext:opacity="100%" fo:language="fr" fo:country="FR" fo:font-weight="normal" style:font-name-asian="Arial Unicode MS" style:font-weight-asian="normal" style:font-name-complex="Arial Unicode MS" style:font-weight-complex="normal"/>
    </style:style>
    <style:style style:name="T13" style:family="text">
      <style:text-properties fo:color="#000000" loext:opacity="100%" style:font-name="inherit" fo:language="fr" fo:country="FR" fo:font-weight="normal" style:font-name-asian="Arial Unicode MS" style:font-weight-asian="normal" style:font-name-complex="Arial Unicode MS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Pensez à (en vrac) : </text:span></text:p>
      <text:p text:style-name="P4"><text:span text:style-name="T1">Contexte </text:span></text:p>
      <text:p text:style-name="P2"><text:span text:style-name="T10">Suite au covid19 et au</text:span><text:span text:style-name="T11">x</text:span><text:span text:style-name="T10"> différent</text:span><text:span text:style-name="T11">s</text:span><text:span text:style-name="T10"> confinement</text:span><text:span text:style-name="T11">s</text:span><text:span text:style-name="T10"> l’association « Nouveau Monde » s’est vue oblig</text:span><text:span text:style-name="T11">é</text:span><text:span text:style-name="T10"> </text:span><text:span text:style-name="T11">de</text:span><text:span text:style-name="T10"> cesser ses activités.</text:span></text:p>
      <text:p text:style-name="P1"><text:span text:style-name="T8">Afin de revenir sur la scène militante de Montpellier et remobiliser ses adhérents l’association souhaiterai se doter d’un site internet.</text:span></text:p>
      <text:p text:style-name="P4"><text:span text:style-name="T9">O</text:span><text:span text:style-name="T1">bjectifs </text:span></text:p>
      <text:p text:style-name="P2"><text:span text:style-name="T12">Créer un site internet afin de lister les projets réaliser et ceux à venir</text:span></text:p>
      <text:p text:style-name="P2"><text:span text:style-name="T12">Permettre aux adhérents de rester en contact, de partager leurs expériences vécu au seins de l’association.</text:span></text:p>
      <text:p text:style-name="P1"><text:span text:style-name="T13">De permettre les dons et les achats divers. </text:span></text:p>
      <text:p text:style-name="P4"><text:span text:style-name="T1">Besoins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Arborescence </text:span></text:p>
      <text:p text:style-name="P3"><text:span text:style-name="T2">Architecture </text:span></text:p>
      <text:p text:style-name="P3"><text:span text:style-name="T2">Contenu du site </text:span></text:p>
      <text:p text:style-name="P3"><text:span text:style-name="T2">Design </text:span></text:p>
      <text:p text:style-name="P3"><text:span text:style-name="T2">Intégration de page référencement </text:span></text:p>
      <text:p text:style-name="P3"><text:span text:style-name="T2">Droits </text:span></text:p>
      <text:p text:style-name="P3"><text:span text:style-name="T2">Formulaires </text:span></text:p>
      <text:p text:style-name="P3"><text:span text:style-name="T2">Moteur de recherche interne </text:span></text:p>
      <text:p text:style-name="P3"><text:span text:style-name="T2">Blog </text:span></text:p>
      <text:p text:style-name="P3"><text:span text:style-name="T2">Actualités Newsletter </text:span></text:p>
      <text:p text:style-name="P3"><text:span text:style-name="T2">Back-office: </text:span></text:p>
      <text:p text:style-name="P3"><text:span text:style-name="T2">Parties modifiables par le client </text:span></text:p>
      <text:p text:style-name="P3"><text:span text:style-name="T2">Back-office: Éditeur de texte intégré </text:span></text:p>
      <text:p text:style-name="P5"><text:span text:style-name="T6">Front end </text:span></text:p>
      <text:p text:style-name="P3"><text:span text:style-name="T2">Différents rôles (cas d'usages) </text:span></text:p>
      <text:p text:style-name="P3"><text:span text:style-name="T2">Formations et Accompagnement </text:span></text:p>
      <text:p text:style-name="P3"><text:span text:style-name="T2">Maintenance Sécurité Hébergement Spécifications fonctionnelles </text:span></text:p>
      <text:p text:style-name="P5"><text:span text:style-name="T1">Paiement </text:span></text:p>
      <text:p text:style-name="P3"><text:span text:style-name="T2">Accessibilité </text:span></text:p>
      <text:p text:style-name="P3"><text:span text:style-name="T2">Compatibilité </text:span></text:p>
      <text:p text:style-name="P3"><text:soft-page-break/><text:span text:style-name="T2">Techniques </text:span></text:p>
      <text:p text:style-name="P3"><text:span text:style-name="T2">Confidentialité Règlementation Responsabilités </text:span></text:p>
      <text:p text:style-name="P3"><text:span text:style-name="T2">Déroulement du projet </text:span></text:p>
      <text:p text:style-name="P3"><text:span text:style-name="T7">Délais Livrables </text:span></text:p>
      <text:p text:style-name="P3"><text:span text:style-name="T7">devis </text:span></text:p>
      <text:p text:style-name="P3"><text:span text:style-name="T7">qui rédige le contenu texte contenu image ...etc... (modifié)</text:span></text:p>
      <text:p text:style-name="P3"><text:span text:style-name="T2">documentation fournit par l’associa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Corps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fr" fo:country="FR" style:letter-kerning="false" style:font-name-asian="Helvetica Neue1" style:font-family-asian="'Helvetica Neue'" style:font-family-generic-asian="system" style:font-pitch-asian="variable" style:font-size-asian="11pt" style:language-asian="fr" style:country-asian="FR" style:font-name-complex="Helvetica Neue1" style:font-family-complex="'Helvetica Neue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3:14:38.986000000</meta:creation-date>
    <dc:date>2021-12-22T16:30:13.992000000</dc:date>
    <meta:editing-duration>PT2H6M36S</meta:editing-duration>
    <meta:editing-cycles>1</meta:editing-cycles>
    <meta:document-statistic meta:table-count="0" meta:image-count="0" meta:object-count="0" meta:page-count="2" meta:paragraph-count="36" meta:word-count="155" meta:character-count="1147" meta:non-whitespace-character-count="998"/>
    <meta:generator>LibreOffice/7.2.1.2$Windows_X86_64 LibreOffice_project/87b77fad49947c1441b67c559c339af8f3517e22</meta:generator>
  </office:meta>
</office:document-meta>
</file>